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GKDbNameIndex.NGKDbNameIndex( ConnectionRecoveryManager conMgr ,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GKDbNameIndex.insertString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GKDbNameIndex.init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